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5-10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5-04-14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5-01-3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4-10-2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4-08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4-04-1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4-02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3-10-31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3-04-2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3-02-1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2-08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22-03-16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9-04-0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8-01-3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7-09-2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7-04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6-04-1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6-02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5-10-2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5-04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5-01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4-04-0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4-01-1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3-10-0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3-04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3-01-0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2-11-06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2-04-1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2-01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1-04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1-01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0-04-06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10-01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9-04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9-01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8-10-1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8-01-0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7-02-0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6-12-06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6-04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6-02-09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5-03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4-11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3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0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200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9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7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7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4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4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2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0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9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9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8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80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6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1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7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8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6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5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5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4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4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1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3016</text:p>
          </table:table-cell>
          <table:table-cell office:value-type="string" calcext:value-type="string">
            <text:p>15S/10E-08ACD</text:p>
          </table:table-cell>
          <table:table-cell office:value-type="string" calcext:value-type="string">
            <text:p>196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